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Hindi1" svg:font-family="'Lohit Hindi'"/>
    <style:font-face style:name="Nimbus Sans L" svg:font-family="'Nimbus Sans L'"/>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style>
    <style:style style:name="P2" style:family="paragraph" style:parent-style-name="Text_20_body">
      <style:paragraph-properties fo:text-align="justify" style:justify-single-word="false"/>
      <style:text-properties fo:color="#000000" style:font-name="Nimbus Sans L1" fo:font-size="14pt" fo:font-weight="bold" style:font-size-asian="14pt" style:font-weight-asian="bold" style:font-size-complex="14pt" style:font-weight-complex="bold"/>
    </style:style>
    <style:style style:name="P3" style:family="paragraph" style:parent-style-name="Text_20_body">
      <style:paragraph-properties fo:text-align="start" style:justify-single-word="false"/>
      <style:text-properties fo:color="#000000" fo:font-weight="normal" style:font-weight-asian="normal" style:font-weight-complex="normal"/>
    </style:style>
    <style:style style:name="P4" style:family="paragraph" style:parent-style-name="Standard">
      <style:text-properties fo:color="#000000"/>
    </style:style>
    <style:style style:name="P5" style:family="paragraph" style:parent-style-name="Standard">
      <style:paragraph-properties fo:text-align="justify" style:justify-single-word="false"/>
      <style:text-properties fo:color="#000000"/>
    </style:style>
    <style:style style:name="P6" style:family="paragraph" style:parent-style-name="Standard">
      <style:paragraph-properties fo:text-align="justify" style:justify-single-word="false" fo:padding="0.074cm" fo:border-left="none" fo:border-right="none" fo:border-top="none" fo:border-bottom="0.99pt solid #000000"/>
      <style:text-properties fo:color="#000000"/>
    </style:style>
    <style:style style:name="P7" style:family="paragraph" style:parent-style-name="Text_20_body">
      <style:paragraph-properties fo:text-align="start" style:justify-single-word="false" fo:background-color="#c0c0c0">
        <style:background-image/>
      </style:paragraph-properties>
      <style:text-properties fo:color="#000000" style:font-name="Liberation Mono"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Text_20_body" style:list-style-name="">
      <style:paragraph-properties fo:text-align="justify" style:justify-single-word="false"/>
      <style:text-properties fo:color="#000000"/>
    </style:style>
    <style:style style:name="P9" style:family="paragraph" style:parent-style-name="Text_20_body" style:list-style-name="L1">
      <style:paragraph-properties fo:text-align="justify" style:justify-single-word="false"/>
      <style:text-properties fo:color="#000000"/>
    </style:style>
    <style:style style:name="P10" style:family="paragraph" style:parent-style-name="Text_20_body" style:list-style-name="L2">
      <style:paragraph-properties fo:text-align="justify" style:justify-single-word="false"/>
      <style:text-properties fo:color="#000000"/>
    </style:style>
    <style:style style:name="P11" style:family="paragraph" style:parent-style-name="Text_20_body" style:list-style-name="L3">
      <style:paragraph-properties fo:text-align="justify" style:justify-single-word="false"/>
      <style:text-properties fo:color="#000000"/>
    </style:style>
    <style:style style:name="P12" style:family="paragraph" style:parent-style-name="Text_20_body" style:list-style-name="L4">
      <style:paragraph-properties fo:text-align="justify" style:justify-single-word="false"/>
      <style:text-properties fo:color="#000000"/>
    </style:style>
    <style:style style:name="P13" style:family="paragraph" style:parent-style-name="Text_20_body" style:list-style-name="L5">
      <style:paragraph-properties fo:text-align="justify" style:justify-single-word="false"/>
      <style:text-properties fo:color="#000000"/>
    </style:style>
    <style:style style:name="P14" style:family="paragraph" style:parent-style-name="Text_20_body" style:list-style-name="L6">
      <style:paragraph-properties fo:text-align="justify" style:justify-single-word="false"/>
      <style:text-properties fo:color="#000000"/>
    </style:style>
    <style:style style:name="P15" style:family="paragraph" style:parent-style-name="Text_20_body" style:list-style-name="L7">
      <style:paragraph-properties fo:text-align="justify" style:justify-single-word="false"/>
      <style:text-properties fo:color="#000000"/>
    </style:style>
    <style:style style:name="P16" style:family="paragraph" style:parent-style-name="Text_20_body" style:list-style-name="L8">
      <style:paragraph-properties fo:text-align="justify" style:justify-single-word="false"/>
      <style:text-properties fo:color="#000000"/>
    </style:style>
    <style:style style:name="P17" style:family="paragraph" style:parent-style-name="Text_20_body" style:list-style-name="L9">
      <style:paragraph-properties fo:text-align="justify" style:justify-single-word="false"/>
      <style:text-properties fo:color="#000000"/>
    </style:style>
    <style:style style:name="P18" style:family="paragraph" style:parent-style-name="Text_20_body" style:list-style-name="L10">
      <style:paragraph-properties fo:text-align="justify" style:justify-single-word="false"/>
      <style:text-properties fo:color="#000000"/>
    </style:style>
    <style:style style:name="P19" style:family="paragraph" style:parent-style-name="Text_20_body" style:list-style-name="L11">
      <style:paragraph-properties fo:text-align="justify" style:justify-single-word="false"/>
      <style:text-properties fo:color="#000000"/>
    </style:style>
    <style:style style:name="P20" style:family="paragraph" style:parent-style-name="Text_20_body" style:list-style-name="L12">
      <style:paragraph-properties fo:text-align="justify" style:justify-single-word="false"/>
      <style:text-properties fo:color="#000000"/>
    </style:style>
    <style:style style:name="P21" style:family="paragraph" style:parent-style-name="Text_20_body" style:list-style-name="L13">
      <style:paragraph-properties fo:text-align="justify" style:justify-single-word="false"/>
      <style:text-properties fo:color="#000000"/>
    </style:style>
    <style:style style:name="P22" style:family="paragraph" style:parent-style-name="Text_20_body" style:list-style-name="L14">
      <style:paragraph-properties fo:text-align="justify" style:justify-single-word="false"/>
      <style:text-properties fo:color="#000000"/>
    </style:style>
    <style:style style:name="P23" style:family="paragraph" style:parent-style-name="Text_20_body" style:list-style-name="L15">
      <style:paragraph-properties fo:text-align="justify" style:justify-single-word="false"/>
      <style:text-properties fo:color="#000000"/>
    </style:style>
    <style:style style:name="P24" style:family="paragraph" style:parent-style-name="Text_20_body" style:list-style-name="L16">
      <style:paragraph-properties fo:text-align="justify" style:justify-single-word="false"/>
      <style:text-properties fo:color="#000000"/>
    </style:style>
    <style:style style:name="P25" style:family="paragraph" style:parent-style-name="Text_20_body" style:list-style-name="L17">
      <style:paragraph-properties fo:text-align="justify" style:justify-single-word="false"/>
      <style:text-properties fo:color="#000000"/>
    </style:style>
    <style:style style:name="P26" style:family="paragraph" style:parent-style-name="Text_20_body" style:list-style-name="L18">
      <style:paragraph-properties fo:text-align="justify" style:justify-single-word="false"/>
      <style:text-properties fo:color="#000000"/>
    </style:style>
    <style:style style:name="P27" style:family="paragraph" style:parent-style-name="Text_20_body" style:list-style-name="L19">
      <style:paragraph-properties fo:text-align="justify" style:justify-single-word="false"/>
      <style:text-properties fo:color="#000000"/>
    </style:style>
    <style:style style:name="P28" style:family="paragraph" style:parent-style-name="Text_20_body" style:list-style-name="L20">
      <style:paragraph-properties fo:text-align="justify" style:justify-single-word="false"/>
      <style:text-properties fo:color="#000000"/>
    </style:style>
    <style:style style:name="P29" style:family="paragraph" style:parent-style-name="Text_20_body" style:list-style-name="L21">
      <style:paragraph-properties fo:text-align="justify" style:justify-single-word="false"/>
      <style:text-properties fo:color="#000000"/>
    </style:style>
    <style:style style:name="P30" style:family="paragraph" style:parent-style-name="Text_20_body" style:list-style-name="L22">
      <style:paragraph-properties fo:text-align="justify" style:justify-single-word="false"/>
      <style:text-properties fo:color="#000000"/>
    </style:style>
    <style:style style:name="P31" style:family="paragraph" style:parent-style-name="Text_20_body" style:list-style-name="L23">
      <style:paragraph-properties fo:text-align="justify" style:justify-single-word="false"/>
      <style:text-properties fo:color="#000000"/>
    </style:style>
    <style:style style:name="P32" style:family="paragraph" style:parent-style-name="Heading_20_1" style:list-style-name="">
      <style:paragraph-properties fo:text-align="justify" style:justify-single-word="false"/>
      <style:text-properties fo:color="#000000"/>
    </style:style>
    <style:style style:name="P33" style:family="paragraph" style:parent-style-name="Heading_20_3" style:list-style-name="">
      <style:paragraph-properties fo:text-align="justify" style:justify-single-word="false"/>
      <style:text-properties fo:color="#000000"/>
    </style:style>
    <style:style style:name="T1" style:family="text">
      <style:text-properties style:font-name="DejaVu Sans Mono" fo:font-size="10pt"/>
    </style:style>
    <style:style style:name="T2" style:family="text">
      <style:text-properties fo:language="en" fo:country="G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SEP # 90: Access to HDF5 files</text:h>
      <text:p text:style-name="P6"/>
      <text:p text:style-name="P5"/>
      <text:p text:style-name="P5">Title: Access to HDF5 files</text:p>
      <text:p text:style-name="P5">Version:1.0</text:p>
      <text:p text:style-name="P5">Author: Calixte Denizet, Scilab Enterprises</text:p>
      <text:p text:style-name="P5"/>
      <text:p text:style-name="P5">State:DRAFT</text:p>
      <text:p text:style-name="P5">Scilab-Version:Scilab 5.5.0</text:p>
      <text:p text:style-name="P5">Vote:No</text:p>
      <text:p text:style-name="P5">Created: March 29 th, 2013</text:p>
      <text:p text:style-name="P6"/>
      <text:p text:style-name="P5"/>
      <text:h text:style-name="P33" text:outline-level="3">Abstract</text:h>
      <text:p text:style-name="P5">The <text:span text:style-name="T2">aim</text:span> of this SEP is to motivate the introduction of several functions and an object model to access numerical data in HDF5 files.</text:p>
      <text:p text:style-name="P5">Since HDF5 is structured as a tree, we would provide an object-like access to the stored data and metadata.</text:p>
      <text:p text:style-name="P5"/>
      <text:h text:style-name="P33" text:outline-level="3">Rationale</text:h>
      <text:h text:style-name="P8" text:outline-level="3">HDF5 is a standard in numerical world to store efficiently numerical data. This format is used by many different formats built over HDF5 (MED, CGNS, etc). Currently, all the Scilab data are saved in using SOD format which are based on HDF5 format. However, Scilab does not provide a way to access to other HDF5 schemas.</text:h>
      <text:h text:style-name="P8" text:outline-level="3">To access to any HDF5 files, the following functions will be introduced:</text:h>
      <text:list xml:id="list4089850291" text:style-name="L1">
        <text:list-item>
          <text:h text:style-name="P9" text:outline-level="3">h5open – Open a HDF5 file and return a HDF5 object</text:h>
          <text:h text:style-name="P9" text:outline-level="3">Profiles:</text:h>
          <text:list>
            <text:list-header>
              <text:h text:style-name="P9" text:outline-level="3">- <text:s/>obj = h5open(filename [, access])</text:h>
              <text:h text:style-name="P9" text:outline-level="3">- <text:s/>obj = h5open(filename, access, driver [, driver_options...])</text:h>
            </text:list-header>
          </text:list>
        </text:list-item>
      </text:list>
      <text:list xml:id="list1741497405" text:style-name="L2">
        <text:list-item>
          <text:h text:style-name="P10" text:outline-level="3">h5close – Close an opened HDF5 file</text:h>
          <text:h text:style-name="P10" text:outline-level="3">Profile:</text:h>
          <text:list>
            <text:list-header>
              <text:h text:style-name="P10" text:outline-level="3">- h5close([obj_1 [, obj_2 [, …]]])</text:h>
            </text:list-header>
          </text:list>
        </text:list-item>
      </text:list>
      <text:list xml:id="list1669464841" text:style-name="L3">
        <text:list-item>
          <text:h text:style-name="P11" text:outline-level="3">h5ls – List the content of a HDF5 object</text:h>
          <text:h text:style-name="P11" text:outline-level="3">Profiles:</text:h>
          <text:list>
            <text:list-header>
              <text:h text:style-name="P11" text:outline-level="3">- content = h5ls(obj [, name [, filter]])</text:h>
              <text:h text:style-name="P11" text:outline-level="3">- content = h5ls(filename, name [, filter])</text:h>
            </text:list-header>
          </text:list>
        </text:list-item>
      </text:list>
      <text:list xml:id="list2042856388" text:style-name="L4">
        <text:list-item>
          <text:h text:style-name="P12" text:outline-level="3">h5dump – Dump the content of a HDF5 object</text:h>
          <text:h text:style-name="P12" text:outline-level="3">Profiles:</text:h>
          <text:list>
            <text:list-header>
              <text:h text:style-name="P12" text:outline-level="3">- h5dump(obj, name)</text:h>
              <text:h text:style-name="P12" text:outline-level="3">- h5dump(filename, name)</text:h>
            </text:list-header>
          </text:list>
        </text:list-item>
      </text:list>
      <text:list xml:id="list1967476238" text:style-name="L5">
        <text:list-item>
          <text:h text:style-name="P13" text:outline-level="3"><text:soft-page-break/>h5rm – Remove elements from a HDF5 object or file</text:h>
          <text:h text:style-name="P13" text:outline-level="3">Profiles:</text:h>
          <text:list>
            <text:list-header>
              <text:h text:style-name="P13" text:outline-level="3">- h5rm(obj [, names])</text:h>
              <text:h text:style-name="P13" text:outline-level="3">- h5rm(filename, names)</text:h>
            </text:list-header>
          </text:list>
        </text:list-item>
      </text:list>
      <text:list xml:id="list971670707" text:style-name="L6">
        <text:list-item>
          <text:h text:style-name="P14" text:outline-level="3">h5mv - Move an object inside the HDF5 file</text:h>
          <text:h text:style-name="P14" text:outline-level="3">Profiles:</text:h>
          <text:list>
            <text:list-header>
              <text:h text:style-name="P14" text:outline-level="3">- h5mv(srcobj [, srcloc], destobj [, destloc])</text:h>
              <text:h text:style-name="P14" text:outline-level="3">- h5mv(srcobj [, srcloc], destfile, destloc)</text:h>
              <text:h text:style-name="P14" text:outline-level="3">- h5mv(srcfile, srcloc, destobj [, destloc])</text:h>
              <text:h text:style-name="P14" text:outline-level="3">- h5mv(srcfile, srcloc, destfile, destloc)</text:h>
            </text:list-header>
          </text:list>
        </text:list-item>
      </text:list>
      <text:list xml:id="list677922461" text:style-name="L7">
        <text:list-item>
          <text:h text:style-name="P15" text:outline-level="3">h5cp – Copy a HDF5 object</text:h>
          <text:h text:style-name="P15" text:outline-level="3">Profiles:</text:h>
          <text:list>
            <text:list-header>
              <text:h text:style-name="P15" text:outline-level="3">- h5cp(srcobj [, srcloc], destobj [, destloc])</text:h>
              <text:h text:style-name="P15" text:outline-level="3">- h5cp(srcobj [, srcloc], destfile, destloc)</text:h>
            </text:list-header>
          </text:list>
          <text:h text:style-name="P15" text:outline-level="3"><text:s text:c="6"/>- h5cp(srcfile, srcloc, destobj [, destloc])</text:h>
          <text:list text:continue-numbering="true">
            <text:list-header>
              <text:h text:style-name="P15" text:outline-level="3">- h5cp(srcfile, srcloc, destfile, destloc)</text:h>
            </text:list-header>
          </text:list>
        </text:list-item>
      </text:list>
      <text:list xml:id="list738085110" text:style-name="L8">
        <text:list-item>
          <text:h text:style-name="P16" text:outline-level="3">h5ln – Link an object to another one</text:h>
          <text:h text:style-name="P16" text:outline-level="3">Profiles:</text:h>
          <text:list>
            <text:list-header>
              <text:h text:style-name="P16" text:outline-level="3">- h5ln(obj, linkname, destobj [, hard])</text:h>
              <text:h text:style-name="P16" text:outline-level="3">- h5ln(obj, linkname, destname [, hard])</text:h>
              <text:h text:style-name="P16" text:outline-level="3">- h5ln(obj, linkname, destfile, destname)</text:h>
              <text:h text:style-name="P16" text:outline-level="3">- h5ln(filename, location, linkname, destname [, hard])</text:h>
              <text:h text:style-name="P16" text:outline-level="3">- h5ln(filename, location, linkname, destfile, destname)</text:h>
            </text:list-header>
          </text:list>
        </text:list-item>
      </text:list>
      <text:list xml:id="list1743633566" text:style-name="L9">
        <text:list-item>
          <text:h text:style-name="P17" text:outline-level="3">h5mount - Mount a file on a group</text:h>
          <text:h text:style-name="P17" text:outline-level="3">Profile:</text:h>
          <text:list>
            <text:list-header>
              <text:h text:style-name="P17" text:outline-level="3">- h5mount(obj, location, fileobj)</text:h>
            </text:list-header>
          </text:list>
        </text:list-item>
      </text:list>
      <text:list xml:id="list1799763510" text:style-name="L10">
        <text:list-item>
          <text:h text:style-name="P18" text:outline-level="3">h5umount – Unmount a mounted file</text:h>
          <text:h text:style-name="P18" text:outline-level="3">Profile:</text:h>
          <text:list>
            <text:list-header>
              <text:h text:style-name="P18" text:outline-level="3">- h5umount(obj, location)</text:h>
            </text:list-header>
          </text:list>
        </text:list-item>
      </text:list>
      <text:list xml:id="list2096690349" text:style-name="L11">
        <text:list-item>
          <text:h text:style-name="P19" text:outline-level="3">h5flush - Flush all the buffers associated with a file</text:h>
          <text:h text:style-name="P19" text:outline-level="3">Profile:</text:h>
          <text:list>
            <text:list-header>
              <text:h text:style-name="P19" text:outline-level="3">- h5flush(obj [, local])</text:h>
            </text:list-header>
          </text:list>
        </text:list-item>
      </text:list>
      <text:list xml:id="list884948647" text:style-name="L12">
        <text:list-item>
          <text:h text:style-name="P20" text:outline-level="3">h5exists - Test the existence of a named object</text:h>
          <text:h text:style-name="P20" text:outline-level="3">Profiles:</text:h>
          <text:list>
            <text:list-header>
              <text:h text:style-name="P20" text:outline-level="3">- b = h5exists(obj, locations) <text:s/></text:h>
              <text:h text:style-name="P20" text:outline-level="3">- b = h5exists(obj, location, attrNames) <text:s/></text:h>
              <text:h text:style-name="P20" text:outline-level="3"><text:soft-page-break/>- b = h5exists(filename, locations) <text:s/></text:h>
              <text:h text:style-name="P20" text:outline-level="3">- b = h5exists(filename, location, attrNames)</text:h>
            </text:list-header>
          </text:list>
        </text:list-item>
      </text:list>
      <text:list xml:id="list484528777" text:style-name="L13">
        <text:list-item>
          <text:h text:style-name="P21" text:outline-level="3">h5attr - Create an attribute</text:h>
          <text:h text:style-name="P21" text:outline-level="3">Profiles:</text:h>
          <text:list>
            <text:list-header>
              <text:h text:style-name="P21" text:outline-level="3">- h5attr(obj, location, name, data [, targetType])</text:h>
              <text:h text:style-name="P21" text:outline-level="3">- h5attr(filename, location, name, data [, targetType])</text:h>
            </text:list-header>
          </text:list>
        </text:list-item>
      </text:list>
      <text:list xml:id="list1855067501" text:style-name="L14">
        <text:list-item>
          <text:h text:style-name="P22" text:outline-level="3">h5dataset - Create a dataset and write the data</text:h>
          <text:h text:style-name="P22" text:outline-level="3">Profiles:</text:h>
          <text:list>
            <text:list-header>
              <text:h text:style-name="P22" text:outline-level="3">- h5dataset(obj, name, sourceInfo [, sourceType], data, targetInfo [, targetType]) <text:s/></text:h>
              <text:h text:style-name="P22" text:outline-level="3">- h5dataset(filename, name, sourceInfo [, sourceType], data, targetInfo [, targetType])</text:h>
            </text:list-header>
          </text:list>
        </text:list-item>
      </text:list>
      <text:list xml:id="list1563603754" text:style-name="L15">
        <text:list-item>
          <text:h text:style-name="P23" text:outline-level="3">h5group - Create a group</text:h>
          <text:h text:style-name="P23" text:outline-level="3">Profiles:</text:h>
          <text:list>
            <text:list-header>
              <text:h text:style-name="P23" text:outline-level="3">- h5group(obj, names)</text:h>
              <text:h text:style-name="P23" text:outline-level="3">- h5group(filename, names)</text:h>
            </text:list-header>
          </text:list>
        </text:list-item>
      </text:list>
      <text:list xml:id="list345298116" text:style-name="L16">
        <text:list-item>
          <text:h text:style-name="P24" text:outline-level="3">h5read - Read the data of a HDF5 dataset</text:h>
          <text:h text:style-name="P24" text:outline-level="3">Profiles:</text:h>
          <text:list>
            <text:list-header>
              <text:h text:style-name="P24" text:outline-level="3">- h5read(obj [, name, [, start, count [, stride [, block]]]])</text:h>
              <text:h text:style-name="P24" text:outline-level="3">- h5read(filename, name [, start, count [, stride [, block]])</text:h>
            </text:list-header>
          </text:list>
        </text:list-item>
      </text:list>
      <text:list xml:id="list1074208545" text:style-name="L17">
        <text:list-item>
          <text:h text:style-name="P25" text:outline-level="3">h5readattr - Read the data of a HDF5 attribute</text:h>
          <text:h text:style-name="P25" text:outline-level="3">Profiles:</text:h>
          <text:list>
            <text:list-header>
              <text:h text:style-name="P25" text:outline-level="3">- h5readattr(obj [, location], name)</text:h>
              <text:h text:style-name="P25" text:outline-level="3">- h5readattr(filename, location, name)</text:h>
            </text:list-header>
          </text:list>
        </text:list-item>
      </text:list>
      <text:list xml:id="list853803389" text:style-name="L18">
        <text:list-item>
          <text:h text:style-name="P26" text:outline-level="3">h5write - Create a dataset (if it does not exist) and write the data</text:h>
          <text:h text:style-name="P26" text:outline-level="3">Profiles:</text:h>
          <text:list>
            <text:list-header>
              <text:h text:style-name="P26" text:outline-level="3">- h5write(obj, name, data [, targetType], [, start, count [, stride [, block]]])</text:h>
              <text:h text:style-name="P26" text:outline-level="3">- h5write(filename, name, data [, targetType], [, start, count [, stride [, block]]])</text:h>
            </text:list-header>
          </text:list>
        </text:list-item>
      </text:list>
      <text:list xml:id="list717206912" text:style-name="L19">
        <text:list-item>
          <text:h text:style-name="P27" text:outline-level="3">h5writeattr - Write an attribute in a group or a dataset (fully equivalent to h5attr)</text:h>
        </text:list-item>
      </text:list>
      <text:list xml:id="list662390142" text:style-name="L20">
        <text:list-item>
          <text:h text:style-name="P28" text:outline-level="3">h5get - Get a named object</text:h>
          <text:h text:style-name="P28" text:outline-level="3">Profile:</text:h>
          <text:list>
            <text:list-header>
              <text:h text:style-name="P28" text:outline-level="3">- nobj = h5get(obj, location [, isAttr])</text:h>
            </text:list-header>
          </text:list>
        </text:list-item>
      </text:list>
      <text:list xml:id="list1729486797" text:style-name="L21">
        <text:list-item>
          <text:h text:style-name="P29" text:outline-level="3">h5label - Label a dataset</text:h>
          <text:h text:style-name="P29" text:outline-level="3">Profiles:</text:h>
          <text:list>
            <text:list-header>
              <text:h text:style-name="P29" text:outline-level="3">- h5label(obj, location, dims, names)</text:h>
              <text:h text:style-name="P29" text:outline-level="3">- h5label(filename, location, dims, names)</text:h>
            </text:list-header>
          </text:list>
        </text:list-item>
      </text:list>
      <text:list xml:id="list602093389" text:style-name="L22">
        <text:list-item>
          <text:h text:style-name="P30" text:outline-level="3">h5isArray - Check if the HDF5 object is an array</text:h>
          <text:h text:style-name="P30" text:outline-level="3">Profile:</text:h>
          <text:list>
            <text:list-header>
              <text:h text:style-name="P30" text:outline-level="3"><text:soft-page-break/>- b = h5isArray(obj)</text:h>
            </text:list-header>
          </text:list>
        </text:list-item>
      </text:list>
      <text:list xml:id="list34015737" text:style-name="L23">
        <text:list-item>
          <text:h text:style-name="P31" text:outline-level="3">h5isAttr - Check if the HDF5 object is an attribute</text:h>
          <text:h text:style-name="P31" text:outline-level="3">Profile:</text:h>
          <text:list>
            <text:list-header>
              <text:h text:style-name="P31" text:outline-level="3">- b = h5isAttr(obj)</text:h>
            </text:list-header>
          </text:list>
        </text:list-item>
        <text:list-item>
          <text:h text:style-name="P31" text:outline-level="3">h5isCompound - Check if the HDF5 object is a compound</text:h>
          <text:h text:style-name="P31" text:outline-level="3">Profile:</text:h>
          <text:list>
            <text:list-header>
              <text:h text:style-name="P31" text:outline-level="3">- b = h5isCompound(obj)</text:h>
            </text:list-header>
          </text:list>
        </text:list-item>
        <text:list-item>
          <text:h text:style-name="P31" text:outline-level="3">h5isFile - Check if the HDF5 object is a file</text:h>
          <text:h text:style-name="P31" text:outline-level="3">Profile:</text:h>
          <text:list>
            <text:list-header>
              <text:h text:style-name="P31" text:outline-level="3">- b = h5isFile(obj)</text:h>
            </text:list-header>
          </text:list>
        </text:list-item>
        <text:list-item>
          <text:h text:style-name="P31" text:outline-level="3">H5isGroup - Check if the HDF5 object is a group</text:h>
          <text:h text:style-name="P31" text:outline-level="3">Profile :</text:h>
          <text:list>
            <text:list-header>
              <text:h text:style-name="P31" text:outline-level="3">- b = h5isGroup(obj)</text:h>
            </text:list-header>
          </text:list>
        </text:list-item>
        <text:list-item>
          <text:h text:style-name="P31" text:outline-level="3">h5isRef - Check if the HDF5 object is a reference</text:h>
          <text:h text:style-name="P31" text:outline-level="3">Profile:</text:h>
          <text:list>
            <text:list-header>
              <text:h text:style-name="P31" text:outline-level="3">- b = h5isRef(obj)</text:h>
            </text:list-header>
          </text:list>
        </text:list-item>
        <text:list-item>
          <text:h text:style-name="P31" text:outline-level="3">h5isSet - Check if the HDF5 object is a dataset</text:h>
          <text:h text:style-name="P31" text:outline-level="3">Profile:</text:h>
          <text:list>
            <text:list-header>
              <text:h text:style-name="P31" text:outline-level="3">- b = h5isSet(obj)</text:h>
            </text:list-header>
          </text:list>
        </text:list-item>
        <text:list-item>
          <text:h text:style-name="P31" text:outline-level="3">h5isSpace - Check if the HDF5 object is a space</text:h>
          <text:h text:style-name="P31" text:outline-level="3">Profile:</text:h>
          <text:list>
            <text:list-header>
              <text:h text:style-name="P31" text:outline-level="3">- b = h5isSpace(obj)</text:h>
            </text:list-header>
          </text:list>
        </text:list-item>
        <text:list-item>
          <text:h text:style-name="P31" text:outline-level="3">h5isType - Check if the HDF5 object is a type</text:h>
          <text:h text:style-name="P31" text:outline-level="3">Profile:</text:h>
          <text:list>
            <text:list-header>
              <text:h text:style-name="P31" text:outline-level="3">- b = h5isType(obj)</text:h>
            </text:list-header>
          </text:list>
        </text:list-item>
        <text:list-item>
          <text:h text:style-name="P31" text:outline-level="3">h5isVlen - Check if the HDF5 object is a variable length</text:h>
          <text:h text:style-name="P31" text:outline-level="3">Profile:</text:h>
          <text:list>
            <text:list-header>
              <text:h text:style-name="P31" text:outline-level="3">- b = h5isVlen(obj)</text:h>
            </text:list-header>
          </text:list>
        </text:list-item>
      </text:list>
      <text:h text:style-name="P8" text:outline-level="3"/>
      <text:h text:style-name="P8" text:outline-level="3">Since a HDF5 file is structured as a tree with named leaf, we will give the ability to use an object-oriented model to navigate in this tree.</text:h>
      <text:h text:style-name="P8" text:outline-level="3">For example, we could have:</text:h>
      <text:h text:style-name="P8" text:outline-level="3">H = h5open(''foo.h5'') ;</text:h>
      <text:h text:style-name="P8" text:outline-level="3">R = H.root ;</text:h>
      <text:h text:style-name="P8" text:outline-level="3">// to access to the group defined by the path /foo/bar/mygroup</text:h>
      <text:h text:style-name="P8" text:outline-level="3">M = R.foo.bar.mygroup ;</text:h>
      <text:h text:style-name="P8" text:outline-level="3"><text:soft-page-break/>// if the path contains names which contains « special characters » (such as a space)</text:h>
      <text:h text:style-name="P8" text:outline-level="3">M = R.foo.bar(''my group'') ;</text:h>
      <text:h text:style-name="P33" text:outline-level="3">Example Usage</text:h>
      <text:p text:style-name="P7">x = 1:10;</text:p>
      <text:p text:style-name="P7">save(TMPDIR + "/x.sod", "x"); // SOD files are HDF5 ones </text:p>
      <text:p text:style-name="P7">// Open the created file</text:p>
      <text:p text:style-name="P7">a = h5open(TMPDIR + "/x.sod");</text:p>
      <text:p text:style-name="P7"/>
      <text:p text:style-name="P7">// Dump the file content</text:p>
      <text:p text:style-name="P7">h5dump(a);</text:p>
      <text:p text:style-name="P7"/>
      <text:p text:style-name="P7">// list the contents of the root element.</text:p>
      <text:p text:style-name="P7">h5ls(a) </text:p>
      <text:p text:style-name="P7"/>
      <text:p text:style-name="P7">// Get the SOD version</text:p>
      <text:p text:style-name="P7">a.root.SCILAB_sod_version.data</text:p>
      <text:p text:style-name="P7"/>
      <text:p text:style-name="P7">// or if the name contains 'invalid' chars</text:p>
      <text:p text:style-name="P7">a.root("SCILAB_sod_version").data</text:p>
      <text:p text:style-name="P7"/>
      <text:p text:style-name="P7">// Get the content of the dataset x</text:p>
      <text:p text:style-name="P7">a.root.x.data</text:p>
      <text:p text:style-name="P3"/>
      <text:p text:style-name="P2">Changelog</text:p>
      <text:p text:style-name="P1"><text:tab/><text:span text:style-name="T1">1.0 – Initial Version </text:span></text:p>
      <text:h text:style-name="P33" text:outline-level="3">Copyright</text:h>
      <text:p text:style-name="P4"><text:tab/>This document has been placed under the license CeCILL-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 Mono" svg:font-family="'DejaVu Sans Mono'"/>
    <style:font-face style:name="Lohit Hindi1" svg:font-family="'Lohit Hindi'"/>
    <style:font-face style:name="Nimbus Sans L" svg:font-family="'Nimbus Sans L'"/>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center"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next-style-name="Text_20_body" style:class="text">
      <style:paragraph-properties fo:margin-top="0.423cm" fo:margin-bottom="0.212cm" style:contextual-spacing="false" style:writing-mode="page"/>
      <style:text-properties style:font-name="Nimbus Sans L" fo:font-size="16.1000003814697pt" fo:language="fr" fo:country="FR" fo:font-weight="bold" style:letter-kerning="true"/>
    </style:style>
    <style:style style:name="Heading_20_3" style:display-name="Heading 3" style:family="paragraph" style:next-style-name="Text_20_body" style:class="text">
      <style:paragraph-properties fo:margin-top="0.423cm" fo:margin-bottom="0.212cm" style:contextual-spacing="false" style:writing-mode="page"/>
      <style:text-properties style:font-name="Nimbus Sans L" fo:font-size="14pt" fo:language="fr" fo:country="FR" fo:font-weight="bold" style:letter-kerning="tru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otte Hecquet</meta:initial-creator>
    <meta:creation-date>2013-02-07T10:20:42</meta:creation-date>
    <dc:date>2013-04-03T09:35:54</dc:date>
    <meta:editing-duration>PT21H49M</meta:editing-duration>
    <meta:editing-cycles>43</meta:editing-cycles>
    <meta:generator>LibreOffice/3.6$Linux_X86_64 LibreOffice_project/360m1$Build-2</meta:generator>
    <dc:creator>Sylvestre Ledru</dc:creator>
    <meta:document-statistic meta:table-count="0" meta:image-count="0" meta:object-count="0" meta:page-count="5" meta:paragraph-count="156" meta:word-count="1033" meta:character-count="5585" meta:non-whitespace-character-count="4802"/>
  </office:meta>
</office:document-meta>
</file>